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1.00pt" fo:font-weight="bold" fo:font-family="Calibri" style:font-family-asian="Calibri" style:font-family-complex="Calibri" fo:background-color="transparent" style:use-window-font-color="true"/>
    </style:style>
    <style:style style:name="T2" style:family="text">
      <style:text-properties fo:font-size="11.00pt" fo:font-weight="normal" fo:font-family="Calibri" style:font-family-asian="Calibri" style:font-family-complex="Calibri" fo:background-color="transparent" style:use-window-font-color="true"/>
    </style:style>
    <style:style style:name="T3" style:family="text">
      <style:text-properties fo:font-size="11.00pt" fo:font-weight="bold" fo:font-family="Calibri" style:font-family-asian="Calibri" style:font-family-complex="Calibri" fo:background-color="transparent" style:use-window-font-color="true"/>
    </style:style>
    <style:style style:name="T4" style:family="text">
      <style:text-properties fo:font-size="11.00pt" fo:font-weight="normal" fo:font-family="Calibri" style:font-family-asian="Calibri" style:font-family-complex="Calibri" fo:background-color="transparent" style:use-window-font-color="true"/>
    </style:style>
    <style:style style:name="T5" style:family="text">
      <style:text-properties fo:font-size="11.00pt" fo:font-weight="bold" fo:font-family="Calibri" style:font-family-asian="Calibri" style:font-family-complex="Calibri" fo:background-color="transparent" style:use-window-font-color="true"/>
    </style:style>
    <style:style style:name="T6" style:family="text">
      <style:text-properties fo:font-size="11.00pt" fo:font-weight="normal" fo:font-family="Calibri" style:font-family-asian="Calibri" style:font-family-complex="Calibri" fo:background-color="transparent" style:use-window-font-color="true"/>
    </style:style>
    <style:style style:name="T7" style:family="text">
      <style:text-properties fo:font-size="11.00pt" fo:font-weight="bold" fo:font-family="Calibri" style:font-family-asian="Calibri" style:font-family-complex="Calibri" fo:background-color="transparent" style:use-window-font-color="true"/>
    </style:style>
    <style:style style:name="T8" style:family="text">
      <style:text-properties fo:font-size="11.00pt" fo:font-weight="normal" fo:font-family="Calibri" style:font-family-asian="Calibri" style:font-family-complex="Calibri" fo:background-color="transparent" style:use-window-font-color="true"/>
    </style:style>
    <style:style style:name="T9" style:family="text">
      <style:text-properties fo:font-size="11.00pt" fo:font-weight="bold" fo:font-family="Calibri" style:font-family-asian="Calibri" style:font-family-complex="Calibri" fo:background-color="transparent" style:use-window-font-color="true"/>
    </style:style>
    <style:style style:name="T10" style:family="text">
      <style:text-properties fo:font-size="11.00pt" fo:font-weight="normal" fo:font-family="Calibri" style:font-family-asian="Calibri" style:font-family-complex="Calibri" fo:background-color="transparent" style:use-window-font-color="true"/>
    </style:style>
    <style:style style:name="T11" style:family="text">
      <style:text-properties fo:font-size="11.00pt" fo:font-weight="bold" fo:font-family="Calibri" style:font-family-asian="Calibri" style:font-family-complex="Calibri" fo:background-color="transparent" style:use-window-font-color="true"/>
    </style:style>
    <style:style style:name="T12" style:family="text">
      <style:text-properties fo:font-size="11.00pt" fo:font-weight="normal" fo:font-family="Calibri" style:font-family-asian="Calibri" style:font-family-complex="Calibri" fo:background-color="transparent" style:use-window-font-color="true"/>
    </style:style>
    <style:style style:name="T13" style:family="text">
      <style:text-properties fo:font-size="11.00pt" fo:font-weight="bold" fo:font-family="Calibri" style:font-family-asian="Calibri" style:font-family-complex="Calibri" fo:background-color="transparent" style:use-window-font-color="true"/>
    </style:style>
    <style:style style:name="T14" style:family="text">
      <style:text-properties fo:font-size="11.00pt" fo:font-weight="normal" fo:font-family="Calibri" style:font-family-asian="Calibri" style:font-family-complex="Calibri" fo:background-color="transparent" style:use-window-font-color="true"/>
    </style:style>
    <style:style style:name="T15" style:family="text">
      <style:text-properties fo:font-size="11.00pt" fo:font-weight="bold" fo:font-family="Calibri" style:font-family-asian="Calibri" style:font-family-complex="Calibri" fo:background-color="transparent" style:use-window-font-color="true"/>
    </style:style>
    <style:style style:name="T16" style:family="text">
      <style:text-properties fo:font-size="11.00pt" fo:font-weight="normal" fo:font-family="Calibri" style:font-family-asian="Calibri" style:font-family-complex="Calibri" fo:background-color="transparent" style:use-window-font-color="true"/>
    </style:style>
    <style:style style:name="T17" style:family="text">
      <style:text-properties fo:font-size="11.00pt" fo:font-weight="bold" fo:font-family="Calibri" style:font-family-asian="Calibri" style:font-family-complex="Calibri" fo:background-color="transparent" style:use-window-font-color="true"/>
    </style:style>
    <style:style style:name="T18" style:family="text">
      <style:text-properties fo:font-size="11.00pt" fo:font-weight="normal" fo:font-family="Calibri" style:font-family-asian="Calibri" style:font-family-complex="Calibri" fo:background-color="transparent" style:use-window-font-color="true"/>
    </style:style>
    <style:style style:name="T19" style:family="text">
      <style:text-properties fo:font-size="11.00pt" fo:font-weight="bold" fo:font-family="Calibri" style:font-family-asian="Calibri" style:font-family-complex="Calibri" fo:background-color="transparent" style:use-window-font-color="true"/>
    </style:style>
    <style:style style:name="T20" style:family="text">
      <style:text-properties fo:font-size="11.00pt" fo:font-weight="normal" fo:font-family="Calibri" style:font-family-asian="Calibri" style:font-family-complex="Calibri" fo:background-color="transparent" style:use-window-font-color="true"/>
    </style:style>
    <style:style style:name="T21" style:family="text">
      <style:text-properties fo:font-size="11.00pt" fo:font-weight="bold" fo:font-family="Calibri" style:font-family-asian="Calibri" style:font-family-complex="Calibri" fo:background-color="transparent" style:use-window-font-color="true"/>
    </style:style>
    <style:style style:name="T22" style:family="text">
      <style:text-properties fo:font-size="11.00pt" fo:font-weight="normal" fo:font-family="Calibri" style:font-family-asian="Calibri" style:font-family-complex="Calibri" fo:background-color="transparent" style:use-window-font-color="true"/>
    </style:style>
    <style:style style:name="T23" style:family="text">
      <style:text-properties fo:font-size="11.00pt" fo:font-weight="bold" fo:font-family="Calibri" style:font-family-asian="Calibri" style:font-family-complex="Calibri" fo:background-color="transparent" style:use-window-font-color="true"/>
    </style:style>
    <style:style style:name="T24" style:family="text">
      <style:text-properties fo:font-size="11.00pt" fo:font-weight="normal" fo:font-family="Calibri" style:font-family-asian="Calibri" style:font-family-complex="Calibri" fo:background-color="transparent" style:use-window-font-color="true"/>
    </style:style>
    <style:style style:name="T25" style:family="text">
      <style:text-properties fo:font-size="11.00pt" fo:font-weight="bold" fo:font-family="Calibri" style:font-family-asian="Calibri" style:font-family-complex="Calibri" fo:background-color="transparent" style:use-window-font-color="true"/>
    </style:style>
    <style:style style:name="T26" style:family="text">
      <style:text-properties fo:font-size="11.00pt" fo:font-weight="normal" fo:font-family="Calibri" style:font-family-asian="Calibri" style:font-family-complex="Calibri" fo:background-color="transparent" style:use-window-font-color="true"/>
    </style:style>
    <style:style style:name="T27" style:family="text">
      <style:text-properties fo:font-size="11.00pt" fo:font-weight="bold" fo:font-family="Calibri" style:font-family-asian="Calibri" style:font-family-complex="Calibri" fo:background-color="transparent" style:use-window-font-color="true"/>
    </style:style>
    <style:style style:name="T28" style:family="text">
      <style:text-properties fo:font-size="11.00pt" fo:font-weight="normal" fo:font-family="Calibri" style:font-family-asian="Calibri" style:font-family-complex="Calibri" fo:background-color="transparent" style:use-window-font-color="true"/>
    </style:style>
    <style:style style:name="T29" style:family="text">
      <style:text-properties fo:font-size="11.00pt" fo:font-weight="bold" fo:font-family="Calibri" style:font-family-asian="Calibri" style:font-family-complex="Calibri" fo:background-color="transparent" style:use-window-font-color="true"/>
    </style:style>
    <style:style style:name="T30" style:family="text">
      <style:text-properties fo:font-size="11.00pt" fo:font-weight="normal" fo:font-family="Calibri" style:font-family-asian="Calibri" style:font-family-complex="Calibri" fo:background-color="transparent" style:use-window-font-color="true"/>
    </style:style>
    <style:style style:name="T31" style:family="text">
      <style:text-properties fo:font-size="11.00pt" fo:font-weight="bold" fo:font-family="Calibri" style:font-family-asian="Calibri" style:font-family-complex="Calibri" fo:background-color="transparent" style:use-window-font-color="true"/>
    </style:style>
    <style:style style:name="T32" style:family="text">
      <style:text-properties fo:font-size="11.00pt" fo:font-weight="normal" fo:font-family="Calibri" style:font-family-asian="Calibri" style:font-family-complex="Calibri" fo:background-color="transparent" style:use-window-font-color="true"/>
    </style:style>
    <style:style style:name="T33" style:family="text">
      <style:text-properties fo:font-size="11.00pt" fo:font-weight="bold" fo:font-family="Calibri" style:font-family-asian="Calibri" style:font-family-complex="Calibri" fo:background-color="transparent" style:use-window-font-color="true"/>
    </style:style>
    <style:style style:name="T34" style:family="text">
      <style:text-properties fo:font-size="11.00pt" fo:font-weight="normal" fo:font-family="Calibri" style:font-family-asian="Calibri" style:font-family-complex="Calibri" fo:background-color="transparent" style:use-window-font-color="true"/>
    </style:style>
    <style:style style:name="T35" style:family="text">
      <style:text-properties fo:font-size="11.00pt" fo:font-weight="bold" fo:font-family="Calibri" style:font-family-asian="Calibri" style:font-family-complex="Calibri" fo:background-color="transparent" style:use-window-font-color="true"/>
    </style:style>
    <style:style style:name="T36" style:family="text">
      <style:text-properties fo:font-size="11.00pt" fo:font-weight="normal" fo:font-family="Calibri" style:font-family-asian="Calibri" style:font-family-complex="Calibri" fo:background-color="transparent" style:use-window-font-color="true"/>
    </style:style>
    <style:style style:name="T37" style:family="text">
      <style:text-properties fo:font-size="11.00pt" fo:font-weight="bold" fo:font-family="Calibri" style:font-family-asian="Calibri" style:font-family-complex="Calibri" fo:background-color="transparent" style:use-window-font-color="true"/>
    </style:style>
    <style:style style:name="T38" style:family="text">
      <style:text-properties fo:font-size="11.00pt" fo:font-weight="normal" fo:font-family="Calibri" style:font-family-asian="Calibri" style:font-family-complex="Calibri" fo:background-color="transparent" style:use-window-font-color="true"/>
    </style:style>
    <style:style style:name="T39" style:family="text">
      <style:text-properties fo:font-size="11.00pt" fo:font-weight="bold" fo:font-family="Calibri" style:font-family-asian="Calibri" style:font-family-complex="Calibri" fo:background-color="transparent" style:use-window-font-color="true"/>
    </style:style>
    <style:style style:name="T40" style:family="text">
      <style:text-properties fo:font-size="11.00pt" fo:font-weight="normal" fo:font-family="Calibri" style:font-family-asian="Calibri" style:font-family-complex="Calibri" fo:background-color="transparent" style:use-window-font-color="true"/>
    </style:style>
    <style:style style:name="T41" style:family="text">
      <style:text-properties fo:font-size="11.00pt" fo:font-weight="bold" fo:font-family="Calibri" style:font-family-asian="Calibri" style:font-family-complex="Calibri" fo:background-color="transparent" style:use-window-font-color="true"/>
    </style:style>
    <style:style style:name="T42" style:family="text">
      <style:text-properties fo:font-size="11.00pt" fo:font-weight="normal" fo:font-family="Calibri" style:font-family-asian="Calibri" style:font-family-complex="Calibri" fo:background-color="transparent" style:use-window-font-color="true"/>
    </style:style>
    <style:style style:name="T43" style:family="text">
      <style:text-properties fo:font-size="11.00pt" fo:font-weight="bold" fo:font-family="Calibri" style:font-family-asian="Calibri" style:font-family-complex="Calibri" fo:background-color="transparent" style:use-window-font-color="true"/>
    </style:style>
    <style:style style:name="T44" style:family="text">
      <style:text-properties fo:font-size="11.00pt" fo:font-weight="normal" fo:font-family="Calibri" style:font-family-asian="Calibri" style:font-family-complex="Calibri" fo:background-color="transparent" style:use-window-font-color="true"/>
    </style:style>
    <style:style style:name="T45" style:family="text">
      <style:text-properties fo:font-size="11.00pt" fo:font-weight="bold" fo:font-family="Calibri" style:font-family-asian="Calibri" style:font-family-complex="Calibri" fo:background-color="transparent" style:use-window-font-color="true"/>
    </style:style>
    <style:style style:name="T46" style:family="text">
      <style:text-properties fo:font-size="11.00pt" fo:font-weight="normal" fo:font-family="Calibri" style:font-family-asian="Calibri" style:font-family-complex="Calibri" fo:background-color="transparent" style:use-window-font-color="true"/>
    </style:style>
    <style:style style:name="T47" style:family="text">
      <style:text-properties fo:font-size="11.00pt" fo:font-weight="bold" fo:font-family="Calibri" style:font-family-asian="Calibri" style:font-family-complex="Calibri" fo:background-color="transparent" style:use-window-font-color="true"/>
    </style:style>
    <style:style style:name="T48" style:family="text">
      <style:text-properties fo:font-size="11.00pt" fo:font-weight="normal" fo:font-family="Calibri" style:font-family-asian="Calibri" style:font-family-complex="Calibri" fo:background-color="transparent" style:use-window-font-color="true"/>
    </style:style>
    <style:style style:name="T49" style:family="text">
      <style:text-properties fo:font-size="11.00pt" fo:font-weight="bold" fo:font-family="Calibri" style:font-family-asian="Calibri" style:font-family-complex="Calibri" fo:background-color="transparent" style:use-window-font-color="true"/>
    </style:style>
    <style:style style:name="T50" style:family="text">
      <style:text-properties fo:font-size="11.00pt" fo:font-weight="normal" fo:font-family="Calibri" style:font-family-asian="Calibri" style:font-family-complex="Calibri" fo:background-color="transparent" style:use-window-font-color="true"/>
    </style:style>
    <style:style style:name="T51" style:family="text">
      <style:text-properties fo:font-size="11.00pt" fo:font-weight="bold" fo:font-family="Calibri" style:font-family-asian="Calibri" style:font-family-complex="Calibri" fo:background-color="transparent" style:use-window-font-color="true"/>
    </style:style>
    <style:style style:name="T52" style:family="text">
      <style:text-properties fo:font-size="11.00pt" fo:font-weight="normal" fo:font-family="Calibri" style:font-family-asian="Calibri" style:font-family-complex="Calibri" fo:background-color="transparent" style:use-window-font-color="true"/>
    </style:style>
    <style:style style:name="T53" style:family="text">
      <style:text-properties fo:font-size="11.00pt" fo:font-weight="bold" fo:font-family="Calibri" style:font-family-asian="Calibri" style:font-family-complex="Calibri" fo:background-color="transparent" style:use-window-font-color="true"/>
    </style:style>
    <style:style style:name="T54" style:family="text">
      <style:text-properties fo:font-size="11.00pt" fo:font-weight="normal" fo:font-family="Calibri" style:font-family-asian="Calibri" style:font-family-complex="Calibri" fo:background-color="transparent" style:use-window-font-color="true"/>
    </style:style>
    <style:style style:name="T55" style:family="text">
      <style:text-properties fo:font-size="11.00pt" fo:font-weight="bold" fo:font-family="Calibri" style:font-family-asian="Calibri" style:font-family-complex="Calibri" fo:background-color="transparent" style:use-window-font-color="true"/>
    </style:style>
    <style:style style:name="T56" style:family="text">
      <style:text-properties fo:font-size="11.00pt" fo:font-weight="normal" fo:font-family="Calibri" style:font-family-asian="Calibri" style:font-family-complex="Calibri" fo:background-color="transparent" style:use-window-font-color="true"/>
    </style:style>
    <style:style style:name="T57" style:family="text">
      <style:text-properties fo:font-size="11.00pt" fo:font-weight="bold" fo:font-family="Calibri" style:font-family-asian="Calibri" style:font-family-complex="Calibri" fo:background-color="transparent" style:use-window-font-color="true"/>
    </style:style>
    <style:style style:name="T58" style:family="text">
      <style:text-properties fo:font-size="11.00pt" fo:font-weight="normal" fo:font-family="Calibri" style:font-family-asian="Calibri" style:font-family-complex="Calibri" fo:background-color="transparent" style:use-window-font-color="true"/>
    </style:style>
    <style:style style:name="T59" style:family="text">
      <style:text-properties fo:font-size="11.00pt" fo:font-weight="bold" fo:font-family="Calibri" style:font-family-asian="Calibri" style:font-family-complex="Calibri" fo:background-color="transparent" style:use-window-font-color="true"/>
    </style:style>
    <style:style style:name="T60" style:family="text">
      <style:text-properties fo:font-size="11.00pt" fo:font-weight="normal" fo:font-family="Calibri" style:font-family-asian="Calibri" style:font-family-complex="Calibri" fo:background-color="transparent" style:use-window-font-color="true"/>
    </style:style>
    <style:style style:name="T61" style:family="text">
      <style:text-properties fo:font-size="11.00pt" fo:font-weight="bold" fo:font-family="Calibri" style:font-family-asian="Calibri" style:font-family-complex="Calibri" fo:background-color="transparent" style:use-window-font-color="true"/>
    </style:style>
    <style:style style:name="T62" style:family="text">
      <style:text-properties fo:font-size="11.00pt" fo:font-weight="normal" fo:font-family="Calibri" style:font-family-asian="Calibri" style:font-family-complex="Calibri" fo:background-color="transparent" style:use-window-font-color="true"/>
    </style:style>
    <style:style style:name="T63" style:family="text">
      <style:text-properties fo:font-size="11.00pt" fo:font-weight="bold" fo:font-family="Calibri" style:font-family-asian="Calibri" style:font-family-complex="Calibri" fo:background-color="transparent" style:use-window-font-color="true"/>
    </style:style>
    <style:style style:name="T64" style:family="text">
      <style:text-properties fo:font-size="11.00pt" fo:font-weight="normal" fo:font-family="Calibri" style:font-family-asian="Calibri" style:font-family-complex="Calibri" fo:background-color="transparent" style:use-window-font-color="true"/>
    </style:style>
    <style:style style:name="T65" style:family="text">
      <style:text-properties fo:font-size="11.00pt" fo:font-weight="bold" fo:font-family="Calibri" style:font-family-asian="Calibri" style:font-family-complex="Calibri" fo:background-color="transparent" style:use-window-font-color="true"/>
    </style:style>
    <style:style style:name="T66" style:family="text">
      <style:text-properties fo:font-size="11.00pt" fo:font-weight="normal" fo:font-family="Calibri" style:font-family-asian="Calibri" style:font-family-complex="Calibri" fo:background-color="transparent" style:use-window-font-color="true"/>
    </style:style>
    <style:style style:name="T67" style:family="text">
      <style:text-properties fo:font-size="11.00pt" fo:font-weight="bold" fo:font-family="Calibri" style:font-family-asian="Calibri" style:font-family-complex="Calibri" fo:background-color="transparent" style:use-window-font-color="true"/>
    </style:style>
    <style:style style:name="T68" style:family="text">
      <style:text-properties fo:font-size="11.00pt" fo:font-weight="normal" fo:font-family="Calibri" style:font-family-asian="Calibri" style:font-family-complex="Calibri" fo:background-color="transparent" style:use-window-font-color="true"/>
    </style:style>
    <style:style style:name="T69" style:family="text">
      <style:text-properties fo:font-size="11.00pt" fo:font-weight="bold" fo:font-family="Calibri" style:font-family-asian="Calibri" style:font-family-complex="Calibri" fo:background-color="transparent" style:use-window-font-color="true"/>
    </style:style>
    <style:style style:name="T70" style:family="text">
      <style:text-properties fo:font-size="11.00pt" fo:font-weight="normal" fo:font-family="Calibri" style:font-family-asian="Calibri" style:font-family-complex="Calibri" fo:background-color="transparent" style:use-window-font-color="true"/>
    </style:style>
    <style:style style:name="T71" style:family="text">
      <style:text-properties fo:font-size="11.00pt" fo:font-weight="bold" fo:font-family="Calibri" style:font-family-asian="Calibri" style:font-family-complex="Calibri" fo:background-color="transparent" style:use-window-font-color="true"/>
    </style:style>
    <style:style style:name="T72" style:family="text">
      <style:text-properties fo:font-size="11.00pt" fo:font-weight="normal" fo:font-family="Calibri" style:font-family-asian="Calibri" style:font-family-complex="Calibri" fo:background-color="transparent" style:use-window-font-color="true"/>
    </style:style>
    <style:style style:name="T73" style:family="text">
      <style:text-properties fo:font-size="11.00pt" fo:font-weight="bold" fo:font-family="Calibri" style:font-family-asian="Calibri" style:font-family-complex="Calibri" fo:background-color="transparent" style:use-window-font-color="true"/>
    </style:style>
    <style:style style:name="T74" style:family="text">
      <style:text-properties fo:font-size="11.00pt" fo:font-weight="normal" fo:font-family="Calibri" style:font-family-asian="Calibri" style:font-family-complex="Calibri" fo:background-color="transparent" style:use-window-font-color="true"/>
    </style:style>
    <style:style style:name="T75" style:family="text">
      <style:text-properties fo:font-size="11.00pt" fo:font-weight="bold" fo:font-family="Calibri" style:font-family-asian="Calibri" style:font-family-complex="Calibri" fo:background-color="transparent" style:use-window-font-color="true"/>
    </style:style>
    <style:style style:name="T76" style:family="text">
      <style:text-properties fo:font-size="11.00pt" fo:font-weight="normal" fo:font-family="Calibri" style:font-family-asian="Calibri" style:font-family-complex="Calibri" fo:background-color="transparent" style:use-window-font-color="true"/>
    </style:style>
    <style:style style:name="T77" style:family="text">
      <style:text-properties fo:font-size="11.00pt" fo:font-weight="bold" fo:font-family="Calibri" style:font-family-asian="Calibri" style:font-family-complex="Calibri" fo:background-color="transparent" style:use-window-font-color="true"/>
    </style:style>
    <style:style style:name="T78" style:family="text">
      <style:text-properties fo:font-size="11.00pt" fo:font-weight="normal" fo:font-family="Calibri" style:font-family-asian="Calibri" style:font-family-complex="Calibri" fo:background-color="transparent" style:use-window-font-color="true"/>
    </style:style>
    <style:style style:name="T79" style:family="text">
      <style:text-properties fo:font-size="11.00pt" fo:font-weight="bold" fo:font-family="Calibri" style:font-family-asian="Calibri" style:font-family-complex="Calibri" fo:background-color="transparent" style:use-window-font-color="true"/>
    </style:style>
    <style:style style:name="T80" style:family="text">
      <style:text-properties fo:font-size="11.00pt" fo:font-weight="normal" fo:font-family="Calibri" style:font-family-asian="Calibri" style:font-family-complex="Calibri" fo:background-color="transparent" style:use-window-font-color="true"/>
    </style:style>
    <style:style style:name="T81" style:family="text">
      <style:text-properties fo:font-size="11.00pt" fo:font-weight="bold" fo:font-family="Calibri" style:font-family-asian="Calibri" style:font-family-complex="Calibri" fo:background-color="transparent" style:use-window-font-color="true"/>
    </style:style>
    <style:style style:name="T82" style:family="text">
      <style:text-properties fo:font-size="11.00pt" fo:font-weight="normal" fo:font-family="Calibri" style:font-family-asian="Calibri" style:font-family-complex="Calibri" fo:background-color="transparent" style:use-window-font-color="true"/>
    </style:style>
    <style:style style:name="T83" style:family="text">
      <style:text-properties fo:font-size="11.00pt" fo:font-weight="bold" fo:font-family="Calibri" style:font-family-asian="Calibri" style:font-family-complex="Calibri" fo:background-color="transparent" style:use-window-font-color="true"/>
    </style:style>
    <style:style style:name="T84" style:family="text">
      <style:text-properties fo:font-size="11.00pt" fo:font-weight="normal" fo:font-family="Calibri" style:font-family-asian="Calibri" style:font-family-complex="Calibri" fo:background-color="transparent" style:use-window-font-color="true"/>
    </style:style>
    <style:style style:name="T85" style:family="text">
      <style:text-properties fo:font-size="11.00pt" fo:font-weight="bold" fo:font-family="Calibri" style:font-family-asian="Calibri" style:font-family-complex="Calibri" fo:background-color="transparent" style:use-window-font-color="true"/>
    </style:style>
    <style:style style:name="T86" style:family="text">
      <style:text-properties fo:font-size="11.00pt" fo:font-weight="normal" fo:font-family="Calibri" style:font-family-asian="Calibri" style:font-family-complex="Calibri" fo:background-color="transparent" style:use-window-font-color="true"/>
    </style:style>
    <style:style style:name="T87" style:family="text">
      <style:text-properties fo:font-size="11.00pt" fo:font-weight="bold" fo:font-family="Calibri" style:font-family-asian="Calibri" style:font-family-complex="Calibri" fo:background-color="transparent" style:use-window-font-color="true"/>
    </style:style>
    <style:style style:name="T88" style:family="text">
      <style:text-properties fo:font-size="11.00pt" fo:font-weight="normal" fo:font-family="Calibri" style:font-family-asian="Calibri" style:font-family-complex="Calibri" fo:background-color="transparent" style:use-window-font-color="true"/>
    </style:style>
    <style:style style:name="T89" style:family="text">
      <style:text-properties fo:font-size="11.00pt" fo:font-weight="bold" fo:font-family="Calibri" style:font-family-asian="Calibri" style:font-family-complex="Calibri" fo:background-color="transparent" style:use-window-font-color="true"/>
    </style:style>
    <style:style style:name="T90" style:family="text">
      <style:text-properties fo:font-size="11.00pt" fo:font-weight="normal" fo:font-family="Calibri" style:font-family-asian="Calibri" style:font-family-complex="Calibri" fo:background-color="transparent" style:use-window-font-color="true"/>
    </style:style>
    <style:style style:name="T91" style:family="text">
      <style:text-properties fo:font-size="11.00pt" fo:font-weight="bold" fo:font-family="Calibri" style:font-family-asian="Calibri" style:font-family-complex="Calibri" fo:background-color="transparent" style:use-window-font-color="true"/>
    </style:style>
    <style:style style:name="T92" style:family="text">
      <style:text-properties fo:font-size="11.00pt" fo:font-weight="normal" fo:font-family="Calibri" style:font-family-asian="Calibri" style:font-family-complex="Calibri" fo:background-color="transparent" style:use-window-font-color="true"/>
    </style:style>
    <style:style style:name="T93" style:family="text">
      <style:text-properties fo:font-size="11.00pt" fo:font-weight="bold" fo:font-family="Calibri" style:font-family-asian="Calibri" style:font-family-complex="Calibri" fo:background-color="transparent" style:use-window-font-color="true"/>
    </style:style>
    <style:style style:name="T94" style:family="text">
      <style:text-properties fo:font-size="11.00pt" fo:font-weight="normal" fo:font-family="Calibri" style:font-family-asian="Calibri" style:font-family-complex="Calibri" fo:background-color="transparent" style:use-window-font-color="true"/>
    </style:style>
    <style:style style:name="T95" style:family="text">
      <style:text-properties fo:font-size="11.00pt" fo:font-weight="bold" fo:font-family="Calibri" style:font-family-asian="Calibri" style:font-family-complex="Calibri" fo:background-color="transparent" style:use-window-font-color="true"/>
    </style:style>
    <style:style style:name="T96" style:family="text">
      <style:text-properties fo:font-size="11.00pt" fo:font-weight="normal" fo:font-family="Calibri" style:font-family-asian="Calibri" style:font-family-complex="Calibri" fo:background-color="transparent" style:use-window-font-color="true"/>
    </style:style>
    <style:style style:name="T97" style:family="text">
      <style:text-properties fo:font-size="11.00pt" fo:font-weight="bold" fo:font-family="Calibri" style:font-family-asian="Calibri" style:font-family-complex="Calibri" fo:background-color="transparent" style:use-window-font-color="true"/>
    </style:style>
    <style:style style:name="T98" style:family="text">
      <style:text-properties fo:font-size="11.00pt" fo:font-weight="normal" fo:font-family="Calibri" style:font-family-asian="Calibri" style:font-family-complex="Calibri" fo:background-color="transparent" style:use-window-font-color="true"/>
    </style:style>
    <style:style style:name="T99" style:family="text">
      <style:text-properties fo:font-size="11.00pt" fo:font-weight="bold" fo:font-family="Calibri" style:font-family-asian="Calibri" style:font-family-complex="Calibri" fo:background-color="transparent" style:use-window-font-color="true"/>
    </style:style>
    <style:style style:name="T100" style:family="text">
      <style:text-properties fo:font-size="11.00pt" fo:font-weight="normal" fo:font-family="Calibri" style:font-family-asian="Calibri" style:font-family-complex="Calibri" fo:background-color="transparent" style:use-window-font-color="true"/>
    </style:style>
    <style:style style:name="T101" style:family="text">
      <style:text-properties fo:font-size="11.00pt" fo:font-weight="bold" fo:font-family="Calibri" style:font-family-asian="Calibri" style:font-family-complex="Calibri" fo:background-color="transparent" style:use-window-font-color="true"/>
    </style:style>
    <style:style style:name="P1" style:family="paragraph">
      <style:paragraph-properties fo:line-height="100.00%" fo:text-align="left" fo:margin-right="-36.00pt" fo:margin-bottom="10.00pt"/>
    </style:style>
  </office:automatic-styles>
  <office:body>
    <office:text>
      <text:p text:style-name="P1"><text:span text:style-name="T1">Waterfall Model:</text:span><text:span text:style-name="T2"/></text:p>
      <text:p text:style-name="P1"><text:span text:style-name="T2">The Waterfall Model is one of the oldest and most straightforward software development life cycle (SDLC) methodologies. It follows a linear and sequential approach, where each phase of the development process cascades down like a waterfall, with progress flowing from one phase to the next in a sequential manner.</text:span></text:p>
      <text:p text:style-name="P1"><text:span text:style-name="T3">Phases of the Waterfall Model:</text:span></text:p>
      <text:p text:style-name="P1"><text:span text:style-name="T4">Requirements Gathering: In this phase, requirements are gathered from stakeholders and documented comprehensively. The focus is on understanding the project scope, objectives, and user needs.</text:span></text:p>
      <text:p text:style-name="P1"><text:span text:style-name="T5">- Design:<text:s/></text:span><text:span text:style-name="T6">Once requirements are finalized, the design phase begins. It involves creating detailed system and software designs based on the gathered requirements. Design documents may include architecture diagrams, data models, UI/UX designs, etc.</text:span></text:p>
      <text:p text:style-name="P1"><text:span text:style-name="T7">- Implementation:<text:s/></text:span><text:span text:style-name="T8">In the implementation phase, the actual coding and development of the software take place based on the approved design specifications. Developers write code and create software modules based on the design documents.</text:span></text:p>
      <text:p text:style-name="P1"><text:span text:style-name="T9">- Testing:<text:s/></text:span><text:span text:style-name="T10">After implementation, the software undergoes testing to ensure that it meets the specified requirements and functions correctly. Testing includes unit testing, integration testing, system testing, and user acceptance testing (UAT).</text:span></text:p>
      <text:p text:style-name="P1"><text:span text:style-name="T11">- Deployment:</text:span><text:span text:style-name="T12"><text:s/>Once testing is completed and the software is deemed ready, it is deployed to production environments for end-users to access and utilize.</text:span></text:p>
      <text:p text:style-name="P1"><text:span text:style-name="T13">- Maintenance:</text:span><text:span text:style-name="T14"><text:s/>The maintenance phase involves ongoing support, bug fixing, updates, and enhancements to the software as needed.</text:span></text:p>
      <text:p text:style-name="P1"><text:span text:style-name="T15">Advantages:</text:span><text:span text:style-name="T16"/></text:p>
      <text:p text:style-name="P1"><text:span text:style-name="T16">- Simple and easy to understand and use.</text:span></text:p>
      <text:p text:style-name="P1"><text:span text:style-name="T16">- Well-suited for projects with clear and stable requirements.</text:span></text:p>
      <text:p text:style-name="P1"><text:span text:style-name="T16">- Each phase has specific deliverables and milestones.</text:span></text:p>
      <text:p text:style-name="P1"><text:span text:style-name="T16">- Suitable for small or medium-sized projects with low risk.</text:span></text:p>
      <text:p text:style-name="P1"><text:span text:style-name="T17">Disadvantages:</text:span><text:span text:style-name="T18"/></text:p>
      <text:p text:style-name="P1"><text:span text:style-name="T18">- Limited flexibility to accommodate changes after the development phase begins.</text:span></text:p>
      <text:p text:style-name="P1"><text:span text:style-name="T18">- Difficult to incorporate customer feedback or changes in requirements.</text:span></text:p>
      <text:p text:style-name="P1"><text:span text:style-name="T18">- High risk of late-stage defects due to sequential nature.</text:span></text:p>
      <text:p text:style-name="P1"><text:span text:style-name="T18">- Not suitable for projects with evolving or uncertain requirements.</text:span></text:p>
      <text:p text:style-name="P1"><text:span text:style-name="T19">Applicability:</text:span><text:span text:style-name="T20"/></text:p>
      <text:p text:style-name="P1"><text:span text:style-name="T20">- Projects with well-defined and stable requirements.</text:span></text:p>
      <text:p text:style-name="P1"><text:span text:style-name="T20">- Small to medium-sized projects with low complexity and risk.</text:span></text:p>
      <text:p text:style-name="P1"><text:span text:style-name="T20">- Industries where regulatory compliance and documentation are critical (e.g., healthcare, aerospace).</text:span></text:p>
      <text:p text:style-name="P1"><text:span text:style-name="T21">------------------------------------------------------------------------------------------------------------------------</text:span></text:p>
      <text:p text:style-name="P1"><text:span text:style-name="T21">Agile Methodology:</text:span><text:span text:style-name="T22"/></text:p>
      <text:p text:style-name="P1"><text:span text:style-name="T22">The Agile methodology is a software development approach that prioritizes flexibility, collaboration, iterative development, and customer feedback. It is designed to adapt to changing requirements and deliver value to customers quickly and efficiently.</text:span></text:p>
      <text:p text:style-name="P1"><text:span text:style-name="T23">Key Principles of Agile:</text:span><text:span text:style-name="T24"/></text:p>
      <text:p text:style-name="P1"><text:span text:style-name="T25">- Customer Collaboration over Contract Negotiation:<text:s/></text:span><text:span text:style-name="T26">Agile emphasizes working closely with customers to understand their needs and deliver solutions that meet their expectations.</text:span></text:p>
      <text:p text:style-name="P1"><text:span text:style-name="T27">- Responding to Change over Following a Plan:<text:s/></text:span><text:span text:style-name="T28">Agile acknowledges that requirements and priorities may change, and it encourages teams to be adaptable and responsive to changes throughout the development process.</text:span></text:p>
      <text:p text:style-name="P1"><text:span text:style-name="T29">- Working Software over Comprehensive Documentation:<text:s/></text:span><text:span text:style-name="T30">While documentation is important, Agile prioritizes delivering working software early and frequently to demonstrate progress and gather feedback.</text:span></text:p>
      <text:p text:style-name="P1"><text:span text:style-name="T31">- Individuals and Interactions over Processes and Tools:<text:s/></text:span><text:span text:style-name="T32">Agile values communication, collaboration, and teamwork among individuals over rigid processes and tools.</text:span></text:p>
      <text:p text:style-name="P1"><text:span text:style-name="T33">- Iterative and Incremental Development:<text:s/></text:span><text:span text:style-name="T34">Agile breaks down development into small iterations or sprints, delivering incremental value with each iteration and allowing for continuous improvement based on feedback.</text:span></text:p>
      <text:p text:style-name="P1"><text:span text:style-name="T35">Advantages:</text:span><text:span text:style-name="T36"/></text:p>
      <text:p text:style-name="P1"><text:span text:style-name="T36">- Flexibility to accommodate changing requirements and customer feedback.</text:span></text:p>
      <text:p text:style-name="P1"><text:span text:style-name="T36">- Promotes collaboration, transparency, and continuous improvement.</text:span></text:p>
      <text:p text:style-name="P1"><text:span text:style-name="T36">- Early and frequent delivery of working software.</text:span></text:p>
      <text:p text:style-name="P1"><text:span text:style-name="T36">- Suitable for projects with evolving or unclear requirements.</text:span></text:p>
      <text:p text:style-name="P1"><text:span text:style-name="T37">Disadvantages:</text:span><text:span text:style-name="T38"/></text:p>
      <text:p text:style-name="P1"><text:span text:style-name="T38">- Requires active involvement and commitment from stakeholders and team members.</text:span></text:p>
      <text:p text:style-name="P1"><text:span text:style-name="T38">- Challenges in estimating project timelines and budgets.</text:span></text:p>
      <text:p text:style-name="P1"><text:span text:style-name="T38">- May face difficulties in scaling for large or complex projects.</text:span></text:p>
      <text:p text:style-name="P1"><text:span text:style-name="T38">- Relies heavily on effective communication and team dynamics.</text:span></text:p>
      <text:p text:style-name="P1"><text:span text:style-name="T39">Applicability:</text:span><text:span text:style-name="T40"/></text:p>
      <text:p text:style-name="P1"><text:span text:style-name="T40">- Projects with dynamic or evolving requirements.</text:span></text:p>
      <text:p text:style-name="P1"><text:span text:style-name="T40">- Startups or organizations with a culture of innovation and adaptability.</text:span></text:p>
      <text:p text:style-name="P1"><text:span text:style-name="T40">- Software development projects where customer feedback and rapid iterations are crucial.</text:span></text:p>
      <text:p text:style-name="P1"><text:span text:style-name="T41">------------------------------------------------------------------------------------------------------------------------</text:span></text:p>
      <text:p text:style-name="P1"><text:span text:style-name="T41">Spiral Model:</text:span><text:span text:style-name="T42"/></text:p>
      <text:p text:style-name="P1"><text:span text:style-name="T42">The Spiral Model is a software development methodology that combines elements of both iterative development and waterfall model. It emphasizes risk management throughout the project lifecycle and involves continuous evaluation, refinement, and iteration. </text:span></text:p>
      <text:p text:style-name="P1"><text:span text:style-name="T43">Key Features of the Spiral Model:</text:span><text:span text:style-name="T44"/></text:p>
      <text:p text:style-name="P1"><text:span text:style-name="T45">- Iterative Approach:<text:s/></text:span><text:span text:style-name="T46">The Spiral Model follows an iterative approach, allowing for incremental development and refinement of the software through multiple cycles or iterations.</text:span></text:p>
      <text:p text:style-name="P1"><text:span text:style-name="T47">- Risk Management:</text:span><text:span text:style-name="T48"><text:s/>One of the distinctive features of the Spiral Model is its focus on risk management. Each iteration includes risk analysis and mitigation strategies, addressing potential issues early in the development process.</text:span></text:p>
      <text:p text:style-name="P1"><text:span text:style-name="T49">- Phases:<text:s/></text:span><text:span text:style-name="T50">The Spiral Model typically consists of four main phases:</text:span></text:p>
      <text:p text:style-name="P1"><text:span text:style-name="T51">- Planning:</text:span><text:span text:style-name="T52"><text:s/>Identifying objectives, constraints, and alternative solutions.</text:span></text:p>
      <text:p text:style-name="P1"><text:span text:style-name="T53">- Risk Analysis:<text:s/></text:span><text:span text:style-name="T54">Evaluating potential risks and developing mitigation strategies.</text:span></text:p>
      <text:p text:style-name="P1"><text:span text:style-name="T55">- Engineering:<text:s/></text:span><text:span text:style-name="T56">Developing, coding, and testing the software based on the identified requirements and risk analysis.</text:span></text:p>
      <text:p text:style-name="P1"><text:span text:style-name="T57">- Evaluation:</text:span><text:span text:style-name="T58"><text:s/>Reviewing the results of each iteration, obtaining feedback, and planning for the next iteration.</text:span></text:p>
      <text:p text:style-name="P1"><text:span text:style-name="T59">- Prototyping:</text:span><text:span text:style-name="T60"><text:s/>Prototyping is often used in the Spiral Model to gather feedback and refine requirements before proceeding with full-scale development.</text:span></text:p>
      <text:p text:style-name="P1"><text:span text:style-name="T61">Advantages:</text:span><text:span text:style-name="T62"/></text:p>
      <text:p text:style-name="P1"><text:span text:style-name="T62">- Allows for iterative development with risk management at each phase.</text:span></text:p>
      <text:p text:style-name="P1"><text:span text:style-name="T62">- Flexibility to incorporate changes and address risks early.</text:span></text:p>
      <text:p text:style-name="P1"><text:span text:style-name="T62">- Well-suited for large-scale projects with complex requirements.</text:span></text:p>
      <text:p text:style-name="P1"><text:span text:style-name="T62">- Emphasizes continuous evaluation and refinement.</text:span></text:p>
      <text:p text:style-name="P1"><text:span text:style-name="T63">Disadvantages:</text:span></text:p>
      <text:p text:style-name="P1"><text:span text:style-name="T64">- Requires significant expertise in risk management and iteration planning.</text:span></text:p>
      <text:p text:style-name="P1"><text:span text:style-name="T64">- Higher cost and time investment due to iterative nature.</text:span></text:p>
      <text:p text:style-name="P1"><text:span text:style-name="T64">- May face challenges in determining when to transition to the next phase.</text:span></text:p>
      <text:p text:style-name="P1"><text:span text:style-name="T64">- Not suitable for small projects or projects with stable requirements.</text:span></text:p>
      <text:p text:style-name="P1"><text:span text:style-name="T65">Applicability:</text:span></text:p>
      <text:p text:style-name="P1"><text:span text:style-name="T66">- Complex and high-risk projects where risk management is critical.</text:span></text:p>
      <text:p text:style-name="P1"><text:span text:style-name="T66">- Projects with evolving requirements and a need for frequent evaluation and adaptation.</text:span></text:p>
      <text:p text:style-name="P1"><text:span text:style-name="T66">- Industries such as defense, aerospace, and healthcare with stringent quality and safety standards.</text:span></text:p>
      <text:p text:style-name="P1"><text:span text:style-name="T67">------------------------------------------------------------------------------------------------------------------------</text:span></text:p>
      <text:p text:style-name="P1"><text:span text:style-name="T67">V-Model:</text:span></text:p>
      <text:p text:style-name="P1"><text:span text:style-name="T68">The V-Model, also known as the Vee Model, is a software development methodology that emphasizes the verification and validation processes throughout the entire development life cycle. It is an extension of the traditional waterfall model and is particularly focused on testing and quality assurance. </text:span></text:p>
      <text:p text:style-name="P1"><text:span text:style-name="T69">Key Features of the V-Model:</text:span><text:span text:style-name="T70"/></text:p>
      <text:p text:style-name="P1"><text:span text:style-name="T71">- Verification and Validation Focus:<text:s/></text:span><text:span text:style-name="T72">The V-Model emphasizes the importance of both verifying that the system meets the specified requirements (verification) and validating that it meets user needs (validation).</text:span></text:p>
      <text:p text:style-name="P1"><text:span text:style-name="T73">- Phases:<text:s/></text:span><text:span text:style-name="T74">The V-Model consists of sequential phases that are aligned with the corresponding verification and validation activities:</text:span></text:p>
      <text:p text:style-name="P1"><text:span text:style-name="T74"><text:tab/></text:span><text:span text:style-name="T75">-- Requirements Analysis:<text:s/></text:span><text:span text:style-name="T76">Gathering and analyzing user requirements.</text:span></text:p>
      <text:p text:style-name="P1"><text:span text:style-name="T76"><text:tab/></text:span><text:span text:style-name="T77">-- System Design:<text:s/></text:span><text:span text:style-name="T78">Creating system architecture and design specifications.</text:span></text:p>
      <text:p text:style-name="P1"><text:span text:style-name="T78"><text:tab/></text:span><text:span text:style-name="T79">-- Subsystem Design (Low-Level Design):<text:s/></text:span><text:span text:style-name="T80">Designing individual subsystems or components.</text:span></text:p>
      <text:p text:style-name="P1"><text:span text:style-name="T80"><text:tab/></text:span><text:span text:style-name="T81">-- Coding/Implementation:<text:s/></text:span><text:span text:style-name="T82">Developing and coding software based on design <text:tab/>specifications.</text:span></text:p>
      <text:p text:style-name="P1"><text:span text:style-name="T82"><text:tab/></text:span><text:span text:style-name="T83">-- Unit Testing:<text:s/></text:span><text:span text:style-name="T84">Testing individual units or components to ensure they meet design <text:tab/>specifications.</text:span></text:p>
      <text:p text:style-name="P1"><text:span text:style-name="T84"><text:tab/></text:span><text:span text:style-name="T85">-- Integration Testing:<text:s/></text:span><text:span text:style-name="T86">Testing the integration of individual units to verify interfaces and <text:tab/>interactions.</text:span></text:p>
      <text:p text:style-name="P1"><text:span text:style-name="T86"><text:tab/></text:span><text:span text:style-name="T87">-- System Testing:<text:s/></text:span><text:span text:style-name="T88">Testing the entire system to ensure it meets requirements and functions <text:tab/>as intended.</text:span></text:p>
      <text:p text:style-name="P1"><text:span text:style-name="T88"><text:tab/></text:span><text:span text:style-name="T89">-- Acceptance Testing:<text:s/></text:span><text:span text:style-name="T90">Validating the system with end-users to ensure it meets user needs <text:tab/>and expectations.</text:span></text:p>
      <text:p text:style-name="P1"><text:span text:style-name="T91">- Traceability:<text:s/></text:span><text:span text:style-name="T92">The V-Model emphasizes traceability, ensuring that each phase's outputs are traceable back to the corresponding requirements and design specifications.</text:span></text:p>
      <text:p text:style-name="P1"><text:span text:style-name="T93">- Parallel Development and Testing:<text:s/></text:span><text:span text:style-name="T94">While the traditional waterfall model follows a linear development path, the V-Model incorporates parallel development and testing activities, with testing activities corresponding to each development phase.</text:span></text:p>
      <text:p text:style-name="P1"><text:span text:style-name="T95">Advantages:</text:span><text:span text:style-name="T96"/></text:p>
      <text:p text:style-name="P1"><text:span text:style-name="T96">- Emphasizes verification and validation throughout the development lifecycle.</text:span></text:p>
      <text:p text:style-name="P1"><text:span text:style-name="T96">- Ensures alignment between requirements, design, implementation, and testing.</text:span></text:p>
      <text:p text:style-name="P1"><text:span text:style-name="T96">- Well-structured approach with clear documentation and traceability.</text:span></text:p>
      <text:p text:style-name="P1"><text:span text:style-name="T96">- Suitable for projects with strict regulatory compliance requirements.</text:span></text:p>
      <text:p text:style-name="P1"><text:span text:style-name="T97">Disadvantages:</text:span><text:span text:style-name="T98"/></text:p>
      <text:p text:style-name="P1"><text:span text:style-name="T98">- Sequential nature may lead to delays in feedback and changes.</text:span></text:p>
      <text:p text:style-name="P1"><text:span text:style-name="T98">- Limited flexibility to accommodate evolving requirements.</text:span></text:p>
      <text:p text:style-name="P1"><text:span text:style-name="T98">- Challenges in managing dependencies between phases.</text:span></text:p>
      <text:p text:style-name="P1"><text:span text:style-name="T98">- May not be suitable for projects with dynamic or uncertain requirements.</text:span></text:p>
      <text:p text:style-name="P1"><text:span text:style-name="T99">Applicability:</text:span><text:span text:style-name="T100"/></text:p>
      <text:p text:style-name="P1"><text:span text:style-name="T100">- Projects with well-defined and stable requirements.</text:span></text:p>
      <text:p text:style-name="P1"><text:span text:style-name="T100">- Projects in industries with regulatory compliance requirements (e.g., healthcare, finance).</text:span></text:p>
      <text:p text:style-name="P1"><text:span text:style-name="T100">- Systems or software where rigorous testing and validation are critical (e.g., safety-critical systems).</text:span></text:p>
      <text:p text:style-name="P1"><text:span text:style-name="T101">------------------------------------------------------------------------------------------------------------------------</text:span></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